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1 - Leadershi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2 - Strateg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3 - Open Data Pla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4 - Plan Align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5 - Monitor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6 - Ownershi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7 - Datase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1 - Analysis and concep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2 - Pre-upgrade risk assess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3 - Plann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4 - Resourc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5 - Provider of the upgrad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1 - Provider of the upgrad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2 - Information securi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1 - Incidents and problem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2 - Upgrade repor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2 - Network control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1 - Security Polic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2 - Policy Implement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1 - Acc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2 - Communication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1 - Catalo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2 -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3 - Metadata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4 - Updat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5 - Data Forma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